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62000000587CE155E8D689C89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fixed"/>
    <style:font-face style:name="Liberation Serif1" svg:font-family="'Liberation Serif'" style:font-adornments="Roman" style:font-family-generic="swiss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egoe UI" svg:font-family="'Segoe UI'" style:font-adornments="Roman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Tableau6" style:family="table">
      <style:table-properties style:width="9.151cm" fo:margin-top="0.101cm" fo:margin-bottom="0.101cm" table:align="margins"/>
    </style:style>
    <style:style style:name="Tableau6.A" style:family="table-column">
      <style:table-column-properties style:column-width="1.526cm" style:rel-column-width="10922*"/>
    </style:style>
    <style:style style:name="Tableau6.F" style:family="table-column">
      <style:table-column-properties style:column-width="1.526cm" style:rel-column-width="10925*"/>
    </style:style>
    <style:style style:name="Tableau6.1" style:family="table-row">
      <style:table-row-properties style:min-row-height="0.7cm"/>
    </style:style>
    <style:style style:name="Tableau6.A1" style:family="table-cell">
      <style:table-cell-properties style:vertical-align="middle" fo:padding="0cm" fo:border-left="0.6pt solid #d7e12c" fo:border-right="none" fo:border-top="0.6pt solid #d7e12c" fo:border-bottom="0.6pt solid #d7e12c"/>
    </style:style>
    <style:style style:name="Tableau6.F1" style:family="table-cell">
      <style:table-cell-properties style:vertical-align="middle" fo:padding="0cm" fo:border="0.6pt solid #d7e12c"/>
    </style:style>
    <style:style style:name="Tableau5" style:family="table">
      <style:table-properties style:width="9.151cm" fo:margin-top="0.101cm" fo:margin-bottom="0.101cm" table:align="margins"/>
    </style:style>
    <style:style style:name="Tableau5.A" style:family="table-column">
      <style:table-column-properties style:column-width="2.288cm" style:rel-column-width="16383*"/>
    </style:style>
    <style:style style:name="Tableau5.D" style:family="table-column">
      <style:table-column-properties style:column-width="2.288cm" style:rel-column-width="16386*"/>
    </style:style>
    <style:style style:name="Tableau5.A1" style:family="table-cell">
      <style:table-cell-properties style:vertical-align="middle" fo:padding="0cm" fo:border="none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2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3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Header">
      <style:text-properties fo:font-size="3pt" style:font-size-asian="4pt" style:font-size-complex="4pt"/>
    </style:style>
    <style:style style:name="P16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7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>
      <style:text-properties fo:font-size="6pt" style:font-size-asian="6pt" style:font-size-complex="6pt"/>
    </style:style>
    <style:style style:name="P22" style:family="paragraph" style:parent-style-name="_5f_En-tête">
      <style:text-properties fo:font-style="normal" officeooo:rsid="002220ca" officeooo:paragraph-rsid="0027400a" style:font-size-asian="20pt" style:font-style-asian="normal" style:font-size-complex="20pt" style:font-style-complex="normal"/>
    </style:style>
    <style:style style:name="P23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officeooo:paragraph-rsid="002420b3"/>
    </style:style>
    <style:style style:name="P24" style:family="paragraph" style:parent-style-name="Standard">
      <style:paragraph-properties fo:margin-top="0.101cm" fo:margin-bottom="0.101cm" style:contextual-spacing="false" fo:text-align="center" style:justify-single-word="false"/>
    </style:style>
    <style:style style:name="P25" style:family="paragraph" style:parent-style-name="_5f_Paragraphe_20_livret_20_">
      <style:paragraph-properties fo:text-align="center" style:justify-single-word="false"/>
    </style:style>
    <style:style style:name="P26" style:family="paragraph" style:parent-style-name="Footer">
      <style:text-properties officeooo:rsid="00178920" officeooo:paragraph-rsid="00178920"/>
    </style:style>
    <style:style style:name="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8" style:family="paragraph" style:parent-style-name="Footer">
      <style:text-properties officeooo:paragraph-rsid="002556d8"/>
    </style:style>
    <style:style style:name="P29" style:family="paragraph" style:parent-style-name="FILET_5f_POINTILLES">
      <style:paragraph-properties fo:margin-top="0cm" fo:margin-bottom="0cm" style:contextual-spacing="false"/>
      <style:text-properties officeooo:paragraph-rsid="0034bf53"/>
    </style:style>
    <style:style style:name="P30" style:family="paragraph" style:parent-style-name="FILET_5f_POINTILLES">
      <style:paragraph-properties fo:margin-top="0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34bf53"/>
    </style:style>
    <style:style style:name="P31" style:family="paragraph" style:parent-style-name="FILET_5f_POINTILLES">
      <style:paragraph-properties fo:margin-top="0cm" fo:margin-bottom="0cm" style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4771cd"/>
    </style:style>
    <style:style style:name="P32" style:family="paragraph" style:parent-style-name="_5f_Paragraphe_20_livret_20_">
      <style:paragraph-properties fo:margin-top="0.101cm" fo:margin-bottom="0.199cm" style:contextual-spacing="false"/>
      <style:text-properties officeooo:paragraph-rsid="002420b3"/>
    </style:style>
    <style:style style:name="P33" style:family="paragraph" style:parent-style-name="_5f_Paragraphe_20_livret_20_">
      <style:paragraph-properties fo:margin-top="0.3cm" fo:margin-bottom="0.199cm" style:contextual-spacing="false"/>
    </style:style>
    <style:style style:name="P34" style:family="paragraph" style:parent-style-name="FILET_5f_POINTILLES">
      <style:text-properties officeooo:paragraph-rsid="004771cd"/>
    </style:style>
    <style:style style:name="P35" style:family="paragraph" style:parent-style-name="_5f_Paragraphe_20_livret_20_">
      <style:paragraph-properties fo:margin-top="0.3cm" fo:margin-bottom="0.101cm" style:contextual-spacing="false"/>
      <style:text-properties fo:letter-spacing="-0.007cm"/>
    </style:style>
    <style:style style:name="P36" style:family="paragraph" style:parent-style-name="FILET_5f_POINTILLES">
      <style:paragraph-properties fo:margin-top="0cm" fo:margin-bottom="0cm" style:contextual-spacing="false"/>
      <style:text-properties officeooo:paragraph-rsid="004d401f"/>
    </style:style>
    <style:style style:name="P37" style:family="paragraph" style:parent-style-name="FILET_5f_POINTILLES">
      <style:paragraph-properties fo:margin-top="0cm" fo:margin-bottom="0cm" style:contextual-spacing="false"/>
      <style:text-properties officeooo:paragraph-rsid="004f30dd"/>
    </style:style>
    <style:style style:name="P38" style:family="paragraph" style:parent-style-name="_5f_Paragraphe_20_livret_20_">
      <style:paragraph-properties fo:margin-top="0cm" fo:margin-bottom="0cm" style:contextual-spacing="false"/>
    </style:style>
    <style:style style:name="P39" style:family="paragraph" style:parent-style-name="_5f_Paragraphe_20_livret_20_">
      <style:paragraph-properties fo:margin-top="0cm" fo:margin-bottom="0cm" style:contextual-spacing="false"/>
      <style:text-properties fo:letter-spacing="-0.018cm"/>
    </style:style>
    <style:style style:name="P40" style:family="paragraph" style:parent-style-name="Exo_5f_Num" style:list-style-name="Num_5f_Exo" style:master-page-name="_5f_Fiche_20_éditeur_20_série_20_2_20_une_20_colonne_20_impaire_20__28_G_29_">
      <style:paragraph-properties fo:margin-top="0cm" fo:margin-bottom="0.199cm" style:contextual-spacing="false" style:page-number="10" fo:break-before="auto" fo:break-after="auto"/>
      <style:text-properties officeooo:paragraph-rsid="004771cd"/>
    </style:style>
    <style:style style:name="P41" style:family="paragraph" style:parent-style-name="Exo_5f_Num" style:list-style-name="">
      <style:paragraph-properties fo:margin-top="0.199cm" fo:margin-bottom="0cm" style:contextual-spacing="false" fo:text-align="center" style:justify-single-word="false"/>
      <style:text-properties officeooo:paragraph-rsid="0031c857"/>
    </style:style>
    <style:style style:name="P42" style:family="paragraph" style:parent-style-name="Exo_5f_Num">
      <style:paragraph-properties fo:margin-top="0.397cm" fo:margin-bottom="0cm" style:contextual-spacing="false"/>
      <style:text-properties officeooo:paragraph-rsid="0045ddda"/>
    </style:style>
    <style:style style:name="P43" style:family="paragraph" style:parent-style-name="Exo_5f_Num">
      <style:paragraph-properties fo:margin-top="0.448cm" fo:margin-bottom="0cm" style:contextual-spacing="false"/>
      <style:text-properties officeooo:paragraph-rsid="0031c857"/>
    </style:style>
    <style:style style:name="P44" style:family="paragraph" style:parent-style-name="FILET_5f_POINTILLES" style:list-style-name="liste_5f_abc">
      <style:text-properties officeooo:paragraph-rsid="004771cd"/>
    </style:style>
    <style:style style:name="P45" style:family="paragraph" style:parent-style-name="FILET_5f_POINTILLES" style:list-style-name="liste_5f_abc">
      <style:paragraph-properties fo:margin-top="0cm" fo:margin-bottom="0cm" style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4771cd"/>
    </style:style>
    <style:style style:name="P46" style:family="paragraph" style:parent-style-name="FILET_5f_POINTILLES" style:list-style-name="_5f_Numérotation_20_des_20_exercices_20_livrets">
      <style:paragraph-properties fo:margin-top="0cm" fo:margin-bottom="0cm" style:contextual-spacing="false"/>
      <style:text-properties officeooo:paragraph-rsid="0034bf53"/>
    </style:style>
    <style:style style:name="P47" style:family="paragraph" style:parent-style-name="Standard" style:list-style-name="Num_5f_Exo">
      <loext:graphic-properties draw:fill="solid" draw:fill-color="#fcf7ed" draw:fill-image-width="0cm" draw:fill-image-height="0cm"/>
      <style:paragraph-properties fo:background-color="#fcf7ed" fo:padding="0.199cm" fo:border="0.31pt solid #000000" style:shadow="#b2b2b2 0.101cm 0.101cm"/>
      <style:text-properties officeooo:paragraph-rsid="004771cd"/>
    </style:style>
    <style:style style:name="P48" style:family="paragraph" style:parent-style-name="_5f_Paragraphe_20_livret_20_" style:list-style-name="liste_5f_abc">
      <style:paragraph-properties fo:margin-top="0.3cm" fo:margin-bottom="0cm" style:contextual-spacing="false"/>
    </style:style>
    <style:style style:name="P49" style:family="paragraph" style:parent-style-name="_5f_Paragraphe_20_livret_20_réponse_20_élève" style:list-style-name="_5f_Numérotation_20_des_20_exercices_20_livrets">
      <style:paragraph-properties fo:margin-top="0.101cm" fo:margin-bottom="0cm" style:contextual-spacing="false" fo:line-height="100%"/>
      <style:text-properties officeooo:paragraph-rsid="002420b3"/>
    </style:style>
    <style:style style:name="P50" style:family="paragraph" style:parent-style-name="_5f_Paragraphe_20_livret_20_réponse_20_élève" style:list-style-name="liste_5f_abc">
      <style:paragraph-properties fo:margin-top="0.101cm" fo:margin-bottom="0cm" style:contextual-spacing="false"/>
      <style:text-properties officeooo:paragraph-rsid="0031c857"/>
    </style:style>
    <style:style style:name="P51" style:family="paragraph" style:parent-style-name="_5f_Paragraphe_20_livret_20_réponse_20_élève" style:list-style-name="liste_5f_abc">
      <style:paragraph-properties fo:margin-top="0.101cm" fo:margin-bottom="0cm" style:contextual-spacing="false" style:line-height-at-least="0.6cm" fo:text-align="start" style:justify-single-word="false"/>
      <style:text-properties officeooo:paragraph-rsid="0031c857"/>
    </style:style>
    <style:style style:name="P52" style:family="paragraph" style:parent-style-name="_5f_Pied_20_de_20_page" style:list-style-name="">
      <style:paragraph-properties fo:text-align="end" style:justify-single-word="false"/>
    </style:style>
    <style:style style:name="P53" style:family="paragraph" style:parent-style-name="_5f_Pied_20_de_20_page">
      <style:paragraph-properties fo:text-align="end" style:justify-single-word="false"/>
    </style:style>
    <style:style style:name="P54" style:family="paragraph" style:parent-style-name="_5f_Pied_20_de_20_page" style:list-style-name=""/>
    <style:style style:name="P55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6" style:family="paragraph" style:parent-style-name="_5f_Titre_20_d_27_exercices_20_livret_20_sans_20_titre" style:list-style-name="Num_5f_Exo">
      <style:paragraph-properties fo:margin-top="0.621cm" fo:margin-bottom="0.199cm" style:contextual-spacing="false"/>
    </style:style>
    <style:style style:name="P57" style:family="paragraph" style:parent-style-name="_5f_Titre_20_d_27_exercices_20_livret_20_sans_20_titre" style:list-style-name="Num_5f_Exo">
      <style:paragraph-properties fo:margin-top="0.75cm" fo:margin-bottom="0cm" style:contextual-spacing="false"/>
    </style:style>
    <style:style style:name="P58" style:family="paragraph" style:parent-style-name="_5f_Titre_20_d_27_exercices_20_livret_20_sans_20_titre" style:list-style-name="Num_5f_Exo">
      <style:paragraph-properties fo:margin-top="0.448cm" fo:margin-bottom="0cm" style:contextual-spacing="false"/>
    </style:style>
    <style:style style:name="P59" style:family="paragraph" style:parent-style-name="_5f_Titre_20_d_27_exercices_20_livret_20_sans_20_titre" style:list-style-name="Num_5f_Exo">
      <style:paragraph-properties fo:margin-top="0.347cm" fo:margin-bottom="0cm" style:contextual-spacing="false"/>
    </style:style>
    <style:style style:name="P60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2" style:family="paragraph">
      <style:paragraph-properties fo:text-align="center"/>
    </style:style>
    <style:style style:name="P63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64" style:family="paragraph">
      <loext:graphic-properties draw:fill="solid" draw:fill-color="#d7e12c"/>
    </style:style>
    <style:style style:name="P6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27400a"/>
    </style:style>
    <style:style style:name="T5" style:family="text">
      <style:text-properties style:use-window-font-color="true" loext:opacity="0%"/>
    </style:style>
    <style:style style:name="T6" style:family="text">
      <style:text-properties style:use-window-font-color="true" loext:opacity="0%" style:font-name="Bitstream Vera Sans5" fo:font-size="10pt" fo:font-weight="normal" officeooo:rsid="003ece13" style:font-size-asian="10.5pt"/>
    </style:style>
    <style:style style:name="T7" style:family="text">
      <style:text-properties style:use-window-font-color="true" loext:opacity="0%" style:font-name="Bitstream Vera Sans5" fo:font-size="10pt" fo:font-weight="normal" officeooo:rsid="0043cd71" style:font-size-asian="10.5pt"/>
    </style:style>
    <style:style style:name="T8" style:family="text">
      <style:text-properties style:use-window-font-color="true" loext:opacity="0%" style:font-name="Bitstream Vera Sans5" fo:font-size="10pt" fo:font-style="italic" fo:font-weight="normal" officeooo:rsid="0031c857" style:font-size-asian="10.5pt" style:font-style-asian="italic" style:font-weight-asian="normal" style:font-style-complex="italic" style:font-weight-complex="normal"/>
    </style:style>
    <style:style style:name="T9" style:family="text">
      <style:text-properties style:use-window-font-color="true" loext:opacity="0%" style:font-name="Bitstream Vera Sans5" fo:font-size="10pt" fo:font-style="italic" fo:font-weight="normal" officeooo:rsid="004d401f" style:font-size-asian="10.5pt" style:font-style-asian="italic" style:font-weight-asian="normal" style:font-style-complex="italic" style:font-weight-complex="normal"/>
    </style:style>
    <style:style style:name="T10" style:family="text">
      <style:text-properties style:use-window-font-color="true" loext:opacity="0%" fo:font-style="italic" fo:font-weight="normal" officeooo:rsid="0031c857" style:font-style-asian="italic" style:font-weight-asian="normal" style:font-style-complex="italic" style:font-weight-complex="normal"/>
    </style:style>
    <style:style style:name="T11" style:family="text">
      <style:text-properties style:use-window-font-color="true" loext:opacity="0%" fo:font-style="italic" fo:font-weight="normal" officeooo:rsid="004d401f" style:font-style-asian="italic" style:font-weight-asian="normal" style:font-style-complex="italic" style:font-weight-complex="normal"/>
    </style:style>
    <style:style style:name="T12" style:family="text">
      <style:text-properties officeooo:rsid="002f6e8e"/>
    </style:style>
    <style:style style:name="T13" style:family="text">
      <style:text-properties officeooo:rsid="0031c857"/>
    </style:style>
    <style:style style:name="T14" style:family="text">
      <style:text-properties officeooo:rsid="00325556"/>
    </style:style>
    <style:style style:name="T15" style:family="text">
      <style:text-properties style:text-position="0% 100%" style:font-name-asian="OpenSymbol" style:font-style-asian="normal" style:font-name-complex="OpenSymbol" style:font-style-complex="normal"/>
    </style:style>
    <style:style style:name="T16" style:family="text">
      <style:text-properties style:text-position="0% 100%" style:font-name-asian="OpenSymbol" style:font-style-asian="normal" style:font-name-complex="OpenSymbol" style:font-style-complex="normal" style:text-scale="100%"/>
    </style:style>
    <style:style style:name="T17" style:family="text">
      <style:text-properties style:text-position="0% 100%" officeooo:rsid="0031c857" style:font-name-asian="OpenSymbol" style:font-style-asian="normal" style:font-name-complex="OpenSymbol" style:font-style-complex="normal" style:text-scale="100%"/>
    </style:style>
    <style:style style:name="T18" style:family="text">
      <style:text-properties style:text-position="0% 100%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9" style:family="text">
      <style:text-properties style:text-position="0% 100%" style:text-underline-style="none" fo:font-weight="normal" officeooo:rsid="0043cd71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0" style:family="text">
      <style:text-properties style:text-position="0% 100%" style:text-underline-style="none" fo:font-weight="normal" officeooo:rsid="0043cd71" style:font-name-asian="OpenSymbol" style:font-size-asian="10pt" style:font-style-asian="normal" style:font-weight-asian="normal" style:font-name-complex="OpenSymbol" style:font-size-complex="10pt" style:font-style-complex="normal" style:font-weight-complex="normal" style:text-scale="100%"/>
    </style:style>
    <style:style style:name="T21" style:family="text">
      <style:text-properties fo:color="#000000" loext:opacity="100%" style:font-name="Bitstream Vera Sans4" fo:font-size="10pt" fo:font-style="normal" fo:font-weight="normal" officeooo:rsid="003ece13"/>
    </style:style>
    <style:style style:name="T22" style:family="text">
      <style:text-properties fo:color="#000000" loext:opacity="100%" style:font-name="Bitstream Vera Sans4" fo:font-size="10pt" fo:font-style="normal" fo:font-weight="normal" officeooo:rsid="0045ddda"/>
    </style:style>
    <style:style style:name="T23" style:family="text">
      <style:text-properties fo:color="#000000" loext:opacity="100%" style:font-name="Bitstream Vera Sans4" fo:font-size="10pt" fo:letter-spacing="-0.011cm" fo:font-style="normal" fo:font-weight="normal" officeooo:rsid="003ece13"/>
    </style:style>
    <style:style style:name="T24" style:family="text">
      <style:text-properties fo:color="#000000" loext:opacity="100%" style:font-name="Bitstream Vera Sans1" fo:font-size="10pt" fo:font-style="normal" style:text-underline-style="none" fo:font-weight="normal" officeooo:rsid="0043cd71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color="#000000" loext:opacity="100%" style:font-name="Bitstream Vera Sans1" fo:font-size="10pt" fo:font-style="normal" fo:font-weight="normal" officeooo:rsid="0031c857" fo:background-color="transparent" loext:char-shading-value="0" style:font-size-asian="12pt" style:font-style-asian="italic" style:font-size-complex="12pt" style:font-style-complex="italic"/>
    </style:style>
    <style:style style:name="T26" style:family="text">
      <style:text-properties fo:color="#000000" loext:opacity="100%" style:font-name="Bitstream Vera Sans1" fo:font-size="10pt" fo:font-style="normal" fo:font-weight="normal" officeooo:rsid="004d401f" fo:background-color="transparent" loext:char-shading-value="0" style:font-size-asian="12pt" style:font-style-asian="italic" style:font-size-complex="12pt" style:font-style-complex="italic"/>
    </style:style>
    <style:style style:name="T27" style:family="text">
      <style:text-properties fo:color="#000000" loext:opacity="100%" style:text-position="0% 100%" style:font-name="Bitstream Vera Sans1" fo:font-size="10pt" style:text-underline-style="none" fo:font-weight="normal" officeooo:rsid="0043cd71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8" style:family="text">
      <style:text-properties fo:color="#000000" loext:opacity="100%" fo:letter-spacing="-0.011cm" fo:font-weight="normal" officeooo:rsid="003ece13"/>
    </style:style>
    <style:style style:name="T29" style:family="text">
      <style:text-properties style:text-position="super 58%" style:font-name="Segoe UI" fo:letter-spacing="-0.004cm" fo:font-style="italic" officeooo:rsid="0039f9f7" style:font-style-asian="italic" style:font-style-complex="italic"/>
    </style:style>
    <style:style style:name="T30" style:family="text">
      <style:text-properties fo:font-weight="normal" officeooo:rsid="003ece13"/>
    </style:style>
    <style:style style:name="T31" style:family="text">
      <style:text-properties fo:font-weight="normal" officeooo:rsid="004691c6"/>
    </style:style>
    <style:style style:name="T32" style:family="text">
      <style:text-properties officeooo:rsid="0043cd71"/>
    </style:style>
    <style:style style:name="T33" style:family="text">
      <style:text-properties style:font-name="Liberation Serif" fo:font-size="10pt" style:font-size-asian="10pt" style:font-size-complex="10pt"/>
    </style:style>
    <style:style style:name="T34" style:family="text">
      <style:text-properties style:font-name="Liberation Serif1" fo:font-size="10pt" style:font-size-asian="10pt" style:font-size-complex="10pt"/>
    </style:style>
    <style:style style:name="T35" style:family="text">
      <style:text-properties style:font-name="DejaVu Sans Mono" fo:font-size="9pt" style:font-size-asian="9pt" style:font-size-complex="9pt"/>
    </style:style>
    <style:style style:name="T36" style:family="text">
      <style:text-properties style:font-name="DejaVu Sans Mono" fo:font-size="9pt" officeooo:rsid="0043cd71" style:font-size-asian="9pt" style:font-size-complex="9pt"/>
    </style:style>
    <style:style style:name="T37" style:family="text">
      <style:text-properties fo:letter-spacing="-0.004cm"/>
    </style:style>
    <style:style style:name="T38" style:family="text">
      <style:text-properties fo:letter-spacing="-0.004cm" fo:font-weight="normal" officeooo:rsid="003d58da"/>
    </style:style>
    <style:style style:name="T39" style:family="text">
      <style:text-properties fo:letter-spacing="-0.004cm" fo:font-weight="normal" officeooo:rsid="0045ddda"/>
    </style:style>
    <style:style style:name="T40" style:family="text">
      <style:text-properties fo:letter-spacing="-0.004cm" fo:font-weight="normal" officeooo:rsid="003ece13"/>
    </style:style>
    <style:style style:name="T41" style:family="text">
      <style:text-properties fo:letter-spacing="-0.004cm" fo:font-weight="normal" officeooo:rsid="004f4941"/>
    </style:style>
    <style:style style:name="T42" style:family="text">
      <style:text-properties fo:letter-spacing="-0.004cm" fo:font-style="italic" style:font-style-asian="italic" style:font-style-complex="italic"/>
    </style:style>
    <style:style style:name="T43" style:family="text">
      <style:text-properties fo:letter-spacing="-0.007cm"/>
    </style:style>
    <style:style style:name="T44" style:family="text">
      <style:text-properties fo:color="#c9211e" loext:opacity="100%" fo:letter-spacing="-0.004cm" fo:font-weight="normal" officeooo:rsid="004f4941"/>
    </style:style>
    <style:style style:name="T4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gr1" style:family="graphic">
      <style:graphic-properties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6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" style:family="graphic">
      <style:graphic-properties draw:stroke="solid" draw:stroke-dash="Dashed_20__28_var_29__20_7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" style:family="graphic">
      <style:graphic-properties draw:stroke="solid" draw:stroke-dash="Dashed_20__28_var_29__20_8" svg:stroke-width="0.03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" style:family="graphic">
      <style:graphic-properties draw:stroke="solid" draw:stroke-dash="Dashed_20__28_var_29__20_9" svg:stroke-width="0.03cm" svg:stroke-color="#000000" draw:marker-start-width="0.346cm" draw:marker-start-center="false" draw:marker-end-width="0.34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" style:family="graphic">
      <style:graphic-properties draw:stroke="solid" draw:stroke-dash="Dashed_20__28_var_29__20_10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" style:family="graphic">
      <style:graphic-properties draw:stroke="solid" draw:stroke-dash="Dashed_20__28_var_29__20_11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" style:family="graphic">
      <style:graphic-properties draw:stroke="solid" draw:stroke-dash="Dashed_20__28_var_29__20_12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draw:stroke="solid" draw:stroke-dash="Dashed_20__28_var_29__20_13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" style:family="graphic">
      <style:graphic-properties draw:stroke="solid" draw:stroke-dash="Dashed_20__28_var_29__20_14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" style:family="graphic">
      <style:graphic-properties draw:stroke="solid" draw:stroke-dash="Dashed_20__28_var_29__20_15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" style:family="graphic">
      <style:graphic-properties draw:stroke="solid" draw:stroke-dash="Dashed_20__28_var_29__20_16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" style:family="graphic">
      <style:graphic-properties draw:stroke="solid" draw:stroke-dash="Dashed_20__28_var_29__20_17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" style:family="graphic">
      <style:graphic-properties draw:stroke="solid" draw:stroke-dash="Dashed_20__28_var_29__20_18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" style:family="graphic">
      <style:graphic-properties draw:stroke="solid" draw:stroke-dash="Dashed_20__28_var_29__20_19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" style:family="graphic">
      <style:graphic-properties draw:stroke="solid" draw:stroke-dash="Dashed_20__28_var_29__20_20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" style:family="graphic">
      <style:graphic-properties draw:stroke="solid" draw:stroke-dash="Dashed_20__28_var_29__20_21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" style:family="graphic">
      <style:graphic-properties draw:stroke="solid" draw:stroke-dash="Dashed_20__28_var_29__20_22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" style:family="graphic">
      <style:graphic-properties draw:stroke="solid" draw:stroke-dash="Dashed_20__28_var_29__20_1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" style:family="graphic">
      <style:graphic-properties draw:stroke="solid" draw:stroke-dash="Dashed_20__28_var_29__20_2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solid" draw:stroke-dash="Dashed_20__28_var_29__20_3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ed_20__28_var_29__20_4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draw:stroke-dash="Dashed_20__28_var_29__20_5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solid" draw:stroke-dash="Dashed_20__28_var_29__20_8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solid" draw:stroke-dash="Dashed_20__28_var_29__20_9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solid" draw:stroke-dash="Dashed_20__28_var_29__20_33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solid" draw:stroke-dash="Dashed_20__28_var_29__20_34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Dashed_20__28_var_29__20_35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draw:stroke-dash="Dashed_20__28_var_29__20_36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Dashed_20__28_var_29__20_37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solid" draw:stroke-dash="Dashed_20__28_var_29__20_38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solid" draw:stroke-dash="Dashed_20__28_var_29__20_39" svg:stroke-width="0.03cm" svg:stroke-color="#000000" draw:marker-start-width="0.346cm" draw:marker-start-center="false" draw:marker-end-width="0.34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37361757" text:style-name="Num_5f_Exo">
        <text:list-item>
          <text:h text:style-name="P40" text:outline-level="1"> <text:span text:style-name="T32">V</text:span><text:span text:style-name="T7">oici un programme de calcul.</text:span></text:h>
          <text:p text:style-name="P47"><text:span text:style-name="T33">•</text:span><text:span text:style-name="T34"> </text:span><text:span text:style-name="T35">Choisis un nombre.<text:line-break/></text:span><text:span text:style-name="T33">•</text:span><text:span text:style-name="T34"> </text:span><text:span text:style-name="T35">Ajoute 3.<text:line-break/></text:span><text:span text:style-name="T33">•</text:span><text:span text:style-name="T34"> </text:span><text:span text:style-name="T36">Multiplie par</text:span><text:span text:style-name="T35"> 5.<text:line-break/></text:span><text:span text:style-name="T33">•</text:span><text:span text:style-name="T34"> </text:span><text:span text:style-name="T36">Retire 9</text:span><text:span text:style-name="T35">.</text:span></text:p>
        </text:list-item>
      </text:list>
      <text:p text:style-name="P35">Applique ce programme à chacun des nombres <text:span text:style-name="T32">en écrivant une seule expression permettant de trouver le résultat puis calcule :</text:span></text:p>
      <text:list xml:id="list2715879281" text:style-name="liste_5f_abc">
        <text:list-item>
          <text:p text:style-name="P44"><text:span text:style-name="T24">2,25 </text:span><text:span text:style-name="T32">: </text:span><text:tab/></text:p>
        </text:list-item>
      </text:list>
      <text:p text:style-name="P34"><text:span text:style-name="_5f_pointillés_20_gris"><text:tab/></text:span></text:p>
      <text:list xml:id="list190630192467849" text:continue-numbering="true" text:style-name="liste_5f_abc">
        <text:list-item>
          <text:p text:style-name="P45"><text:span text:style-name="_5f_pointillés_20_gris"><text:span text:style-name="T27">4,7 :</text:span></text:span><text:span text:style-name="_5f_pointillés_20_gris"><text:span text:style-name="T19"> </text:span></text:span><text:span text:style-name="_5f_pointillés_20_gris"><text:span text:style-name="T18"><text:tab/></text:span></text:span></text:p>
        </text:list-item>
      </text:list>
      <text:p text:style-name="P31"><text:span text:style-name="_5f_pointillés_20_gris"><text:span text:style-name="T20"><text:tab/></text:span></text:span></text:p>
      <text:list xml:id="list190630323147037" text:continue-list="list3537361757" text:style-name="Num_5f_Exo">
        <text:list-item>
          <text:h text:style-name="P56" text:outline-level="1"> <text:span text:style-name="T37">Lors d’une émission </text:span><text:span text:style-name="T42">Des chiffres et des lettres</text:span><text:span text:style-name="T29">®</text:span><text:span text:style-name="T37">, on doit obtenir 384 en utilisant chacun des nombres suivants au plus une fois.</text:span></text:h>
        </text:list-item>
      </text:list>
      <table:table table:name="Tableau6" table:style-name="Tableau6">
        <table:table-column table:style-name="Tableau6.A" table:number-columns-repeated="5"/>
        <table:table-column table:style-name="Tableau6.F"/>
        <table:table-header-rows>
          <table:table-row table:style-name="Tableau6.1">
            <table:table-cell table:style-name="Tableau6.A1" office:value-type="string">
              <text:p text:style-name="P25">50</text:p>
            </table:table-cell>
            <table:table-cell table:style-name="Tableau6.A1" office:value-type="string">
              <text:p text:style-name="P25">1</text:p>
            </table:table-cell>
            <table:table-cell table:style-name="Tableau6.A1" office:value-type="string">
              <text:p text:style-name="P25">8</text:p>
            </table:table-cell>
            <table:table-cell table:style-name="Tableau6.A1" office:value-type="string">
              <text:p text:style-name="P25">75</text:p>
            </table:table-cell>
            <table:table-cell table:style-name="Tableau6.A1" office:value-type="string">
              <text:p text:style-name="P25">7</text:p>
            </table:table-cell>
            <table:table-cell table:style-name="Tableau6.F1" office:value-type="string">
              <text:p text:style-name="P25">9</text:p>
            </table:table-cell>
          </table:table-row>
        </table:table-header-rows>
      </table:table>
      <text:p text:style-name="P33">M. Lucien a donné la réponse suivante :</text:p>
      <text:p text:style-name="P24"><draw:g text:anchor-type="as-char" svg:y="-0.469cm" draw:z-index="6" draw:name="Shape5" draw:style-name="gr1"><draw:path draw:style-name="gr2" draw:text-style-name="P60" svg:width="0.175cm" svg:height="0.287cm" svg:x="0.347cm" svg:y="0cm" svg:viewBox="0 0 176 288" svg:d="M174 9c-27 5-56-9-83-9-21 0-70 0-60 26s-14 63 6 81 51-18 76 4c25 17 53 31 61 67 7 31-4 56-18 80s-46 35-78 28c-26-6-48-28-78-19"><text:p/></draw:path><draw:path draw:style-name="gr3" draw:text-style-name="P60" svg:width="0.164cm" svg:height="0.282cm" svg:x="0.631cm" svg:y="0.005cm" svg:viewBox="0 0 165 283" svg:d="M119 0c-29 0-56 0-83 3-35 6-35 51-36 78s0 54 0 82 17 54 30 81 53 54 75 29 55-44 58-79c3-25 0-53-4-78s-2-56-20-82l-13-28-12-6z"><text:p/></draw:path><draw:line draw:style-name="gr4" draw:text-style-name="P61" svg:x1="1.148cm" svg:y1="0.053cm" svg:x2="1.153cm" svg:y2="0.288cm"><text:p/></draw:line><draw:line draw:style-name="gr5" draw:text-style-name="P61" svg:x1="1.042cm" svg:y1="0.174cm" svg:x2="1.269cm" svg:y2="0.173cm"><text:p/></draw:line><draw:path draw:style-name="gr6" draw:text-style-name="P60" svg:width="0.227cm" svg:height="0.005cm" svg:x="1.924cm" svg:y="0.123cm" svg:viewBox="0 0 228 6" svg:d="M0 5c25 0 50 0 78 0s55 3 81-2l28-3h27l14 5"><text:p/></draw:path><draw:path draw:style-name="gr7" draw:text-style-name="P60" svg:width="0.227cm" svg:height="0.01cm" svg:x="1.921cm" svg:y="0.201cm" svg:viewBox="0 0 228 11" svg:d="M0 11c26-8 54-9 81-10s54-2 81 1l28 9 27-4h11"><text:p/></draw:path><draw:path draw:style-name="gr8" draw:text-style-name="P60" svg:width="0.165cm" svg:height="0.288cm" svg:x="2.375cm" svg:y="0cm" svg:viewBox="0 0 166 289" svg:d="M162 0c-27 3-52 9-81 3-15-3-72-3-55 18 10 25-12 60 4 78s55 3 80 13 49 39 55 68-13 60-30 79-50 28-78 30l-25-7-26-9-6-6"><text:p/></draw:path><draw:g draw:style-name="gr9"><draw:path draw:style-name="gr10" draw:text-style-name="P60" svg:width="0.089cm" svg:height="0.279cm" svg:x="1.526cm" svg:y="0.002cm" svg:viewBox="0 0 90 280" svg:d="M0 79c29 4 50-79 76-79s9 56 7 83-10 52-12 81 2 53-1 80l1 27v9"><text:p/></draw:path><draw:path draw:style-name="gr11" draw:text-style-name="P60" svg:width="0.155cm" svg:height="0.007cm" svg:x="1.52cm" svg:y="0.277cm" svg:viewBox="0 0 156 8" svg:d="M156 3c-27 3-52-3-78-3s-53 0-78 8"><text:p/></draw:path></draw:g><draw:path draw:style-name="gr12" draw:text-style-name="P60" svg:width="0.086cm" svg:height="0.278cm" svg:x="2.663cm" svg:y="0.012cm" svg:viewBox="0 0 87 279" svg:d="M0 71c29 2 50-71 73-71s12 55 8 81-8 54-10 82 2 54-1 81l1 27v8"><text:p/></draw:path><draw:path draw:style-name="gr13" draw:text-style-name="P60" svg:width="0.157cm" svg:height="0.007cm" svg:x="2.656cm" svg:y="0.285cm" svg:viewBox="0 0 158 8" svg:d="M158 3c-29 5-54-3-80-3s-53 0-78 8"><text:p/></draw:path><draw:path draw:style-name="gr14" draw:text-style-name="P60" svg:width="0.176cm" svg:height="0.285cm" svg:x="1.25cm" svg:y="0.474cm" svg:viewBox="0 0 177 286" svg:d="M174 8c-27 3-56-8-83-8-23 0-72 0-60 26 6 26-12 61 5 81s52-18 80 3c22 17 50 32 58 67s-4 57-18 79-48 35-78 29-49-29-78-20"><text:p/></draw:path><draw:path draw:style-name="gr15" draw:text-style-name="P60" svg:width="0.175cm" svg:height="0.285cm" svg:x="0.268cm" svg:y="0.955cm" svg:viewBox="0 0 176 286" svg:d="M174 9c-30 4-58-6-83-8s-72 0-60 27c5 25-14 60 5 82s52-22 77 1c22 18 52 31 61 67 6 33-4 57-19 79s-47 35-78 28c-27-6-51-28-77-17"><text:p/></draw:path><draw:path draw:style-name="gr16" draw:text-style-name="P60" svg:width="0.176cm" svg:height="0.287cm" svg:x="1.532cm" svg:y="0.961cm" svg:viewBox="0 0 177 288" svg:d="M174 8c-27 6-56-7-83-8-21 0-70 0-60 25s-14 62 5 83 52-19 77 2 53 32 61 68-4 56-19 78-47 37-77 30-49-28-78-19"><text:p/></draw:path><draw:path draw:style-name="gr17" draw:text-style-name="P60" svg:width="0.176cm" svg:height="0.285cm" svg:x="2.668cm" svg:y="0.474cm" svg:viewBox="0 0 177 286" svg:d="M174 8c-27 3-56-8-86-8-20 0-69 0-57 26 6 26-14 61 5 81s51-18 77 3c22 17 53 32 61 67s-4 57-19 79-47 35-78 29c-27-6-48-29-77-20"><text:p/></draw:path><draw:g draw:style-name="gr9"><draw:path draw:style-name="gr18" draw:text-style-name="P60" svg:width="0.085cm" svg:height="0.278cm" svg:x="1.563cm" svg:y="0.471cm" svg:viewBox="0 0 86 279" svg:d="M0 78c26 1 48-78 72-78s11 55 7 81-8 54-9 82 1 54-2 79l2 28v9"><text:p/></draw:path><draw:path draw:style-name="gr19" draw:text-style-name="P60" svg:width="0.157cm" svg:height="0.008cm" svg:x="1.554cm" svg:y="0.748cm" svg:viewBox="0 0 158 9" svg:d="M158 3c-27 2-54-3-80-3s-53 0-78 9"><text:p/></draw:path></draw:g><draw:path draw:style-name="gr20" draw:text-style-name="P60" svg:width="0.168cm" svg:height="0.27cm" svg:x="0.623cm" svg:y="0.49cm" svg:viewBox="0 0 169 271" svg:d="M160 101c-17 26-41 47-73 47s-64-3-79-28-5-53-2-81 47-34 74-38 61 12 69 38 20 50 20 81-9 51-20 78-30 55-59 65-58 15-79-6l-8-3"><text:p/></draw:path><draw:path draw:style-name="gr21" draw:text-style-name="P60" svg:width="0.168cm" svg:height="0.269cm" svg:x="0.556cm" svg:y="0.963cm" svg:viewBox="0 0 169 270" svg:d="M160 102c-17 21-42 47-73 44s-64-2-79-27-5-54-2-82 47-34 74-37 63 9 69 37 20 50 20 78-12 53-20 80-30 56-59 66-58 14-79-6l-6-3"><text:p/></draw:path><draw:path draw:style-name="gr22" draw:text-style-name="P60" svg:width="0.167cm" svg:height="0.271cm" svg:x="2.96cm" svg:y="0.483cm" svg:viewBox="0 0 168 272" svg:d="M158 105c-17 23-40 47-74 47s-63-3-76-30-8-54-4-79 47-33 75-41 60 12 67 41 22 48 22 78-10 53-22 78-28 56-59 65c-26 7-56 17-78-6l-8-2"><text:p/></draw:path><draw:path draw:style-name="gr23" draw:text-style-name="P60" svg:width="0.196cm" svg:height="0.238cm" svg:x="2.401cm" svg:y="0.497cm" svg:viewBox="0 0 197 239" svg:d="M143 239c0-28-15-53-9-78s5-54 6-80-2-56 7-81c15 0-44 0-48 9-5 33-53 45-68 76-12 26-31 58-31 79 21 15 52-9 78-15s51 12 78 6l27 2 14 4"><text:p/></draw:path><draw:path draw:style-name="gr24" draw:text-style-name="P60" svg:width="0.198cm" svg:height="0.239cm" svg:x="2.921cm" svg:y="0.972cm" svg:viewBox="0 0 199 240" svg:d="M143 240c0-27-14-54-8-79s5-53 6-82-2-53 6-79c17 0-44 0-48 9-5 36-52 45-67 76-11 26-32 58-32 81 22 13 54-11 78-15s51 10 78 4l27 3 16 3"><text:p/></draw:path><draw:path draw:style-name="gr2" draw:text-style-name="P60" svg:width="0.196cm" svg:height="0.239cm" svg:x="0cm" svg:y="0.978cm" svg:viewBox="0 0 197 240" svg:d="M143 240c0-29-16-54-8-79s4-53 5-80-5-55 4-81c18 0-41 0-45 9-6 33-54 45-68 76s-31 61-31 81c22 13 52-11 78-17s50 12 78 6l25 3 16 3"><text:p/></draw:path><draw:path draw:style-name="gr3" draw:text-style-name="P60" svg:width="0.145cm" svg:height="0.281cm" svg:x="1.292cm" svg:y="0.968cm" svg:viewBox="0 0 146 282" svg:d="M0 0c26 1 54 3 81 6 22 2 75-6 63 28-9 28-19 55-28 82s-14 54-25 78c-12 29-20 56-34 82l-3 6"><text:p/></draw:path><draw:path draw:style-name="gr25" draw:text-style-name="P60" svg:width="0.139cm" svg:height="0.007cm" svg:x="1.327cm" svg:y="1.095cm" svg:viewBox="0 0 140 8" svg:d="M0 6c29-1 56-6 85-6l25 1 28 7 2-2"><text:p/></draw:path><draw:path draw:style-name="gr26" draw:text-style-name="P60" svg:width="0.181cm" svg:height="0.28cm" svg:x="2.41cm" svg:y="0.961cm" svg:viewBox="0 0 182 281" svg:d="M17 21c25-12 54-21 82-21s57 16 61 48 6 64-25 80c-10 4-95 20-25 7 42-7 42 34 61 53s12 66-15 79-52 15-78 13l-26-4-30-6-22-12"><text:p/></draw:path><draw:path draw:style-name="gr6" draw:text-style-name="P60" svg:width="0.155cm" svg:height="0.285cm" svg:x="2.701cm" svg:y="0.955cm" svg:viewBox="0 0 156 286" svg:d="M100 3c-24 2-54-3-77 6s-23 51-20 80c8 34 42 37 67 43 29 6 61 17 74 46s21 64-9 82c-23 15-50 29-79 25s-41-43-56-68c0-35 15-56 36-70s55-14 77-36 34-51 22-80l-25-22-11-9z"><text:p/></draw:path><draw:path draw:style-name="gr27" draw:text-style-name="P60" svg:width="0.266cm" svg:height="0.019cm" svg:x="0.917cm" svg:y="1.118cm" svg:viewBox="0 0 267 20" svg:d="M0 8c70-8 143 37 209-8h58"><text:p/></draw:path><draw:path draw:style-name="gr28" draw:text-style-name="P60" svg:width="0.194cm" svg:height="0.177cm" svg:x="0.943cm" svg:y="0.544cm" svg:viewBox="0 0 195 178" svg:d="M195 0c-66 52-88 147-176 172l-19 6"><text:p/></draw:path><draw:path draw:style-name="gr29" draw:text-style-name="P60" svg:width="0.2cm" svg:height="0.162cm" svg:x="0.937cm" svg:y="0.568cm" svg:viewBox="0 0 201 163" svg:d="M0 0c91 10 96 120 181 143l20 20"><text:p/></draw:path><draw:path draw:style-name="gr30" draw:text-style-name="P60" svg:width="0.227cm" svg:height="0.005cm" svg:x="1.937cm" svg:y="0.61cm" svg:viewBox="0 0 228 6" svg:d="M0 5c25 0 52 0 78 0s53 3 81-2l28-3h25l16 5"><text:p/></draw:path><draw:path draw:style-name="gr31" draw:text-style-name="P60" svg:width="0.227cm" svg:height="0.011cm" svg:x="1.933cm" svg:y="0.687cm" svg:viewBox="0 0 228 12" svg:d="M0 12c26-9 54-10 81-11s53-2 81 2l28 9 25-5h13"><text:p/></draw:path><draw:path draw:style-name="gr32" draw:text-style-name="P60" svg:width="0.227cm" svg:height="0.005cm" svg:x="1.95cm" svg:y="1.066cm" svg:viewBox="0 0 228 6" svg:d="M0 6c25-1 52 0 78 0s53 2 81-3l28-3h25l16 6"><text:p/></draw:path><draw:path draw:style-name="gr33" draw:text-style-name="P60" svg:width="0.227cm" svg:height="0.008cm" svg:x="1.947cm" svg:y="1.144cm" svg:viewBox="0 0 228 9" svg:d="M0 9c26-8 54-9 81-9s53 0 81 1l28 8 25-4h13"><text:p/></draw:path></draw:g></text:p>
      <text:list xml:id="list190630495090394" text:continue-list="list190630192467849" text:style-name="liste_5f_abc">
        <text:list-item text:start-value="1">
          <text:p text:style-name="P48">Écris sa réponse sous la forme d’une seule expression (utilise des parenthèses si nécessaire).</text:p>
        </text:list-item>
      </text:list>
      <text:p text:style-name="P29"><text:span text:style-name="_5f_pointillés_20_gris"><text:span text:style-name="T15"><text:tab/></text:span></text:span></text:p>
      <text:list xml:id="list190631779523383" text:continue-numbering="true" text:style-name="liste_5f_abc">
        <text:list-item>
          <text:p text:style-name="P48">Trouve deux autres réponses et écris-les sous la forme d’une seule expression.</text:p>
        </text:list-item>
      </text:list>
      <text:list xml:id="list2716011569" text:style-name="_5f_Numérotation_20_des_20_exercices_20_livrets">
        <text:list-item>
          <text:list>
            <text:list-header>
              <text:p text:style-name="P46"><text:span text:style-name="_5f_pointillés_20_gris"><text:span text:style-name="T15"><text:tab/></text:span></text:span></text:p>
            </text:list-header>
          </text:list>
        </text:list-item>
      </text:list>
      <text:p text:style-name="P29"><text:span text:style-name="_5f_pointillés_20_gris"><text:span text:style-name="T15"><text:tab/></text:span></text:span></text:p>
      <text:p text:style-name="P29"><text:span text:style-name="_5f_pointillés_20_gris"><text:span text:style-name="T15"><text:tab/></text:span></text:span></text:p>
      <text:list xml:id="list190630120179287" text:continue-list="list190630323147037" text:style-name="Num_5f_Exo">
        <text:list-item>
          <text:h text:style-name="P56" text:outline-level="1"> Voici quatre nombres :</text:h>
        </text:list-item>
      </text:list>
      <table:table table:name="Tableau5" table:style-name="Tableau5">
        <table:table-column table:style-name="Tableau5.A" table:number-columns-repeated="3"/>
        <table:table-column table:style-name="Tableau5.D"/>
        <table:table-header-rows>
          <table:table-row>
            <table:table-cell table:style-name="Tableau5.A1" office:value-type="string">
              <text:p text:style-name="P23">12,5</text:p>
            </table:table-cell>
            <table:table-cell table:style-name="Tableau5.A1" office:value-type="string">
              <text:p text:style-name="P23">8</text:p>
            </table:table-cell>
            <table:table-cell table:style-name="Tableau5.A1" office:value-type="string">
              <text:p text:style-name="P23">6,5</text:p>
            </table:table-cell>
            <table:table-cell table:style-name="Tableau5.A1" office:value-type="string">
              <text:p text:style-name="P23">2</text:p>
            </table:table-cell>
          </table:table-row>
        </table:table-header-rows>
      </table:table>
      <text:p text:style-name="P32">Pour chaque question, tu ne peux utiliser qu’une fois exactement les quatre nombres, l’addition, la soustraction et la multiplication. Toutefois, tu peux placer des parenthèses. <text:span text:style-name="T12">Le résultat doit être positif.</text:span></text:p>
      <text:list xml:id="list190630220440679" text:continue-list="list2716011569" text:style-name="_5f_Numérotation_20_des_20_exercices_20_livrets">
        <text:list-item>
          <text:list>
            <text:list-header>
              <text:p text:style-name="P49">Écris l’expression qui donne :</text:p>
            </text:list-header>
          </text:list>
        </text:list-item>
      </text:list>
      <text:list xml:id="list190630936106810" text:continue-list="list190631779523383" text:style-name="liste_5f_abc">
        <text:list-item text:start-value="1">
          <text:p text:style-name="P51">le plus grand résultat possible.</text:p>
        </text:list-item>
      </text:list>
      <text:p text:style-name="P29"><text:span text:style-name="_5f_pointillés_20_gris"><text:span text:style-name="T15"><text:tab/></text:span></text:span></text:p>
      <text:list xml:id="list190630382691067" text:continue-numbering="true" text:style-name="liste_5f_abc">
        <text:list-item>
          <text:p text:style-name="P50"><text:span text:style-name="_5f_BVS">le plus petit résultat possible.</text:span></text:p>
        </text:list-item>
      </text:list>
      <text:p text:style-name="P29"><text:span text:style-name="_5f_pointillés_20_gris"><text:span text:style-name="T16"><text:tab/></text:span></text:span></text:p>
      <text:h text:style-name="P41" text:outline-level="1"><text:span text:style-name="T10">Pour cha</text:span><text:span text:style-name="T8">c</text:span><text:span text:style-name="T9">un des</text:span><text:span text:style-name="T10"> problème</text:span><text:span text:style-name="T11">s suivants</text:span><text:span text:style-name="T10">, <text:line-break/>écris une seule expression permettant <text:line-break/>de répondre à la question et calcule.</text:span></text:h>
      <text:list xml:id="list190630952644657" text:continue-list="list190630120179287" text:style-name="Num_5f_Exo">
        <text:list-item>
          <text:h text:style-name="P42" text:outline-level="1"><text:span text:style-name="T5"> </text:span><text:span text:style-name="_5f_BVS"><text:span text:style-name="T38">Un agriculteur décide d’installer 2 éoliennes dans son champ. Il obtient une aide de la commune de 9 000 €. </text:span></text:span><text:span text:style-name="_5f_BVS"><text:span text:style-name="T39">Le prix de chaque éolienne s’élève à </text:span></text:span><text:span text:style-name="_5f_BVS"><text:span text:style-name="T40">13 560 € </text:span></text:span><text:span text:style-name="_5f_BVS"><text:span text:style-name="T39">auquel on rajoute</text:span></text:span><text:span text:style-name="_5f_BVS"><text:span text:style-name="T40"> 3 790 € </text:span></text:span><text:span text:style-name="_5f_BVS"><text:span text:style-name="T44">pour chaque</text:span></text:span><text:span text:style-name="_5f_BVS"><text:span text:style-name="T41"> </text:span></text:span><text:span text:style-name="_5f_BVS"><text:span text:style-name="T40">installation.</text:span></text:span></text:h>
        </text:list-item>
      </text:list>
      <text:p text:style-name="P39"><text:span text:style-name="T14">Calcule</text:span> la <text:span text:style-name="T21">somme finale que devra payer cet agriculteur</text:span>.</text:p>
      <text:p text:style-name="P29"><text:span text:style-name="_5f_pointillés_20_gris"><text:span text:style-name="T15"><text:tab/></text:span></text:span></text:p>
      <text:p text:style-name="P36"><text:span text:style-name="_5f_pointillés_20_gris"><text:span text:style-name="T15"><text:tab/></text:span></text:span></text:p>
      <text:p text:style-name="P30"><text:span text:style-name="_5f_pointillés_20_gris"><text:span text:style-name="T17"><text:tab/></text:span></text:span></text:p>
      <text:list xml:id="list190631187020318" text:continue-numbering="true" text:style-name="Num_5f_Exo">
        <text:list-item>
          <text:h text:style-name="P43" text:outline-level="1"><text:span text:style-name="T13"> Ahmed achète </text:span><text:span text:style-name="T6">sur internet</text:span><text:span text:style-name="T13"> des mini-ballons. Il en commande 13 au prix unitaire de 7,60 €. Les frais </text:span><text:span text:style-name="T6">de port</text:span><text:span text:style-name="T13"> sont de 3,15 €. Quel est le coût total de la commande ?</text:span></text:h>
        </text:list-item>
      </text:list>
      <text:p text:style-name="P29"><text:span text:style-name="_5f_pointillés_20_gris"><text:span text:style-name="T15"><text:tab/></text:span></text:span></text:p>
      <text:p text:style-name="P30"><text:span text:style-name="_5f_pointillés_20_gris"><text:span text:style-name="T17"><text:tab/></text:span></text:span></text:p>
      <text:list xml:id="list190631788896556" text:continue-numbering="true" text:style-name="Num_5f_Exo">
        <text:list-item>
          <text:h text:style-name="P57" text:outline-level="1"> <text:span text:style-name="T43">Aurélie achète 5 pots de confitures à 1,80 € pièce et 12 baguettes de pain à 0,70 € pièce. Quel est le prix total qu’elle doit payer ?</text:span></text:h>
        </text:list-item>
      </text:list>
      <text:list xml:id="list190630208645581" text:continue-list="list190630220440679" text:style-name="_5f_Numérotation_20_des_20_exercices_20_livrets">
        <text:list-item>
          <text:list>
            <text:list-header>
              <text:p text:style-name="P46"><text:span text:style-name="_5f_pointillés_20_gris"><text:span text:style-name="T15"><text:tab/></text:span></text:span></text:p>
            </text:list-header>
          </text:list>
        </text:list-item>
      </text:list>
      <text:p text:style-name="P29"><text:span text:style-name="_5f_pointillés_20_gris"><text:span text:style-name="T15"><text:tab/></text:span></text:span></text:p>
      <text:p text:style-name="P30"><text:span text:style-name="_5f_pointillés_20_gris"><text:span text:style-name="T17"><text:tab/></text:span></text:span></text:p>
      <text:list xml:id="list190630485088175" text:continue-list="list190631788896556" text:style-name="Num_5f_Exo">
        <text:list-item>
          <text:h text:style-name="P58" text:outline-level="1"> <text:span text:style-name="_5f_BVS"><text:span text:style-name="T30">Pour un travail d’été, Laurent est payé </text:span></text:span><text:span text:style-name="_5f_BVS"><text:span text:style-name="T31">10,15</text:span></text:span><text:span text:style-name="_5f_BVS"><text:span text:style-name="T30"> € de l’heure</text:span></text:span><text:span text:style-name="_5f_BVS"><text:span text:style-name="T13"> </text:span></text:span><text:span text:style-name="_5f_BVS"><text:span text:style-name="T25">a</text:span></text:span><text:span text:style-name="_5f_BVS"><text:span text:style-name="T26">vec</text:span></text:span><text:span text:style-name="_5f_BVS"><text:span text:style-name="T13"> une retenue de 2</text:span></text:span><text:span text:style-name="_5f_BVS"><text:span text:style-name="T30">,12</text:span></text:span><text:span text:style-name="_5f_BVS"><text:span text:style-name="T13"> € au titre des cotisations à des assurances. Il travaille 33 heures par semaine. On considère qu’un mois représente 4,33 semaines. Quel est son salaire mensuel ?</text:span></text:span></text:h>
        </text:list-item>
      </text:list>
      <text:list xml:id="list190630375443912" text:continue-list="list190630208645581" text:style-name="_5f_Numérotation_20_des_20_exercices_20_livrets">
        <text:list-item>
          <text:list>
            <text:list-header>
              <text:p text:style-name="P46"><text:span text:style-name="_5f_pointillés_20_gris"><text:span text:style-name="T15"><text:tab/></text:span></text:span></text:p>
            </text:list-header>
          </text:list>
        </text:list-item>
      </text:list>
      <text:p text:style-name="P29"><text:span text:style-name="_5f_pointillés_20_gris"><text:span text:style-name="T15"><text:tab/></text:span></text:span></text:p>
      <text:p text:style-name="P30"><text:span text:style-name="_5f_pointillés_20_gris"><text:span text:style-name="T17"><text:tab/></text:span></text:span></text:p>
      <text:list xml:id="list190631954227374" text:continue-list="list190630485088175" text:style-name="Num_5f_Exo">
        <text:list-item>
          <text:h text:style-name="P59" text:outline-level="1"><text:span text:style-name="T13"> </text:span><text:span text:style-name="T21">Une famille de 4 personnes produit en moyenne 1,42 t de déchets par an. </text:span><text:span text:style-name="T22">L</text:span><text:span text:style-name="T21">a population française est estimée à environ 67,1  millions de personnes.</text:span></text:h>
        </text:list-item>
      </text:list>
      <text:p text:style-name="P38"><text:span text:style-name="T23">Calcule, en kg, la masse de déchets produite en France en une année. On rappelle que 1 t </text:span><text:span text:style-name="_5f_opensymbol"><text:span text:style-name="T28">=</text:span></text:span><text:span text:style-name="T23"> 1 000 kg.</text:span></text:p>
      <text:list xml:id="list190630065202724" text:continue-list="list190630375443912" text:style-name="_5f_Numérotation_20_des_20_exercices_20_livrets">
        <text:list-item>
          <text:list>
            <text:list-header>
              <text:p text:style-name="P46"><text:span text:style-name="_5f_pointillés_20_gris"><text:span text:style-name="T15"><text:tab/></text:span></text:span></text:p>
            </text:list-header>
          </text:list>
        </text:list-item>
      </text:list>
      <text:p text:style-name="P37"><text:span text:style-name="_5f_pointillés_20_gris"><text:span text:style-name="T15"><text:tab/></text:span></text:span></text:p>
      <text:p text:style-name="P29"><text:span text:style-name="_5f_pointillés_20_gris"><text:span text:style-name="T15"><text:tab/></text:span></text:span></text:p>
      <text:p text:style-name="P30"><text:span text:style-name="_5f_pointillés_20_gris"><text:span text:style-name="T17"><text:tab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fixed"/>
    <style:font-face style:name="Liberation Serif1" svg:font-family="'Liberation Serif'" style:font-adornments="Roman" style:font-family-generic="swiss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egoe UI" svg:font-family="'Segoe UI'" style:font-adornments="Roman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729fc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style:contextual-spacing="false" style:line-height-at-least="0.6cm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Zeichenformat" style:family="text"/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1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fo:font-style="normal" officeooo:rsid="002220ca" officeooo:paragraph-rsid="0027400a" style:font-size-asian="20pt" style:font-style-asian="normal" style:font-size-complex="20pt" style:font-style-complex="normal"/>
    </style:style>
    <style:style style:name="MP27" style:family="paragraph">
      <loext:graphic-properties draw:fill="solid" draw:fill-color="#d7e12c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2556d8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5" style:family="text">
      <style:text-properties officeooo:rsid="0027400a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-sep style:width="0.035cm" style:color="#ff660d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1_20__28_une_20_colonne_29__20_paire_20__28_G_29_" style:display-name="_Fiche éditeur série 1 (une colonne) paire (G)" style:page-layout-name="Mpm18" draw:style-name="Mdp2" style:next-style-name="_5f_Fiche_20_éditeur_20_série_20_1_20__28_une_20_colonne_29__20__20_impaire_20__28_D_29_">
      <style:header>
        <text:p text:style-name="Entête_20_couleur"><text:span text:style-name="MT1">Série 1 :</text:span> <text:span text:style-name="MT1">Priorités opératoires</text:span></text:p>
      </style:header>
      <style:footer>
        <text:p text:style-name="MP24">Priorités, distributivité : Chapitre N1 </text:p>
      </style:footer>
    </style:master-page>
    <style:master-page style:name="_5f_Fiche_20_éditeur_20_série_20_1_20__28_une_20_colonne_29__20__20_impaire_20__28_D_29_" style:display-name="_Fiche éditeur série 1 (une colonne)  impaire (D)" style:page-layout-name="Mpm19" draw:style-name="Mdp2" style:next-style-name="_5f_Fiche_20_éditeur_20_série_20_1_20__28_une_20_colonne_29__20_paire_20__28_G_29_">
      <style:header>
        <text:p text:style-name="Entête_20_couleur">Série 1 : Priorités opératoires</text:p>
      </style:header>
      <style:footer>
        <text:p text:style-name="MP25">Chapitre N1 : Priorité, distributivité</text:p>
      </style:footer>
    </style:master-page>
    <style:master-page style:name="_5f_Fiche_20_éditeur_20_série_20_2_20_une_20_colonne_20_impaire_20__28_G_29_" style:display-name="_Fiche éditeur série 2 une colonne impaire (G)" style:page-layout-name="Mpm20" draw:style-name="Mdp1">
      <style:header>
        <text:p text:style-name="MP26"><draw:path text:anchor-type="paragraph" draw:z-index="3" draw:name="Shape1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4" draw:name="Shape2" draw:style-name="Mgr2" draw:text-style-name="MP29" svg:width="2.703cm" svg:height="0.715cm" draw:transform="rotate (0.0872664625997165) translate (-0.172861111111111cm 0.218722222222222cm)"><draw:text-box><text:p text:style-name="MP28"><text:span text:style-name="MT4">Série 5</text:span></text:p></draw:text-box></draw:frame><draw:line text:anchor-type="paragraph" draw:z-index="5" draw:name="Shape3" draw:style-name="Mgr3" draw:text-style-name="MP28" svg:x1="10.657cm" svg:y1="0.36cm" svg:x2="20.462cm" svg:y2="0.36cm"><text:p/></draw:line>Résoudre un problème</text:p>
      </style:header>
      <style:footer>
        <text:p text:style-name="MP30"><draw:frame draw:style-name="Mfr1" draw:name="Cadre1" text:anchor-type="paragraph" svg:y="-0.06cm" draw:z-index="1"><draw:text-box fo:min-height="0.499cm" fo:min-width="3cm"><draw:frame draw:style-name="Mfr2" draw:name="Cadre2" text:anchor-type="frame" svg:x="0.45cm" svg:y="0.079cm" svg:width="0.817cm" draw:z-index="2"><draw:text-box fo:min-height="0.355cm"><text:p text:style-name="MP31"><draw:g text:anchor-type="paragraph" draw:z-index="0" draw:name="Shap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10</text:page-number></text:p></draw:text-box></draw:frame><text:p text:style-name="MP33">Nombres <text:span text:style-name="MT5">décimaux</text:span> • A<text:span text:style-name="MT5">1</text:span></text:p></draw:text-box></draw:frame></text:p>
      </style:footer>
    </style:master-page>
    <style:master-page style:name="First_20_Page" style:display-name="First Page" style:page-layout-name="Mpm21" draw:style-name="Mdp2" style:next-style-name="Standard"/>
    <style:master-page style:name="Envelope" style:page-layout-name="Mpm22" draw:style-name="Mdp2"/>
    <style:master-page style:name="Index" style:page-layout-name="Mpm21" draw:style-name="Mdp2"/>
    <style:master-page style:name="Footnote" style:page-layout-name="Mpm23" draw:style-name="Mdp2"/>
    <style:master-page style:name="Landscape" style:page-layout-name="Mpm24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3-10-04T19:06:29.849000000</dc:date>
    <meta:editing-duration>PT9H22M46S</meta:editing-duration>
    <meta:editing-cycles>72</meta:editing-cycles>
    <meta:generator>LibreOffice/7.5.4.2$Windows_X86_64 LibreOffice_project/36ccfdc35048b057fd9854c757a8b67ec53977b6</meta:generator>
    <dc:subject>diviser</dc:subject>
    <dc:title>A3_3 série 1 </dc:title>
    <meta:print-date>2020-11-08T15:49:05.143122934</meta:print-date>
    <meta:document-statistic meta:table-count="3" meta:image-count="0" meta:object-count="0" meta:page-count="1" meta:paragraph-count="100" meta:word-count="577" meta:character-count="3441" meta:non-whitespace-character-count="2508"/>
  </office:meta>
</office:document-meta>
</file>